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roman" style:font-pitch="variable"/>
    <style:font-face style:name="Segoe UI Symbol" svg:font-family="'Segoe UI Symbol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 Symbol1" svg:font-family="'Segoe UI Symbol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1945in" fo:margin-bottom="0.1945in" loext:contextual-spacing="false" fo:line-height="100%"/>
    </style:style>
    <style:style style:name="P2" style:family="paragraph" style:parent-style-name="Standard">
      <style:paragraph-properties fo:margin-top="0.1945in" fo:margin-bottom="0.1945in" loext:contextual-spacing="false" fo:line-height="100%"/>
      <style:text-properties officeooo:paragraph-rsid="00178711"/>
    </style:style>
    <style:style style:name="P3" style:family="paragraph" style:parent-style-name="Standard">
      <style:paragraph-properties fo:margin-top="0.1945in" fo:margin-bottom="0.1945in" loext:contextual-spacing="false" fo:line-height="100%"/>
      <style:text-properties fo:color="#81d41a"/>
    </style:style>
    <style:style style:name="P4" style:family="paragraph" style:parent-style-name="Standard">
      <style:paragraph-properties fo:margin-top="0.1945in" fo:margin-bottom="0.1945in" loext:contextual-spacing="false" fo:line-height="100%"/>
      <style:text-properties fo:color="#81d41a" style:font-name="Times New Roman" fo:font-size="12pt" fo:language="en" fo:country="US" style:font-name-asian="Times New Roman1" style:font-size-asian="12pt" style:language-asian="de" style:country-asian="DE" style:font-name-complex="Times New Roman1" style:font-size-complex="12pt"/>
    </style:style>
    <style:style style:name="P5" style:family="paragraph" style:parent-style-name="Standard">
      <style:paragraph-properties fo:margin-top="0.1945in" fo:margin-bottom="0.1945in" loext:contextual-spacing="false" fo:line-height="100%"/>
      <style:text-properties style:font-name="Times New Roman" fo:font-size="12pt" fo:language="en" fo:country="US" style:font-name-asian="Times New Roman1" style:font-size-asian="12pt" style:language-asian="de" style:country-asian="DE" style:font-name-complex="Times New Roman1" style:font-size-complex="12pt"/>
    </style:style>
    <style:style style:name="P6" style:family="paragraph" style:parent-style-name="Standard">
      <style:paragraph-properties fo:margin-top="0.1945in" fo:margin-bottom="0.1945in" loext:contextual-spacing="false" fo:line-height="100%"/>
      <style:text-properties style:font-name="Times New Roman" fo:font-size="12pt" fo:language="en" fo:country="US" fo:font-style="italic" style:font-name-asian="Times New Roman1" style:font-size-asian="12pt" style:language-asian="de" style:country-asian="DE" style:font-style-asian="italic" style:font-name-complex="Times New Roman1" style:font-size-complex="12pt" style:font-style-complex="italic"/>
    </style:style>
    <style:style style:name="P7" style:family="paragraph" style:parent-style-name="Standard">
      <style:paragraph-properties fo:margin-top="0in" fo:margin-bottom="0in" loext:contextual-spacing="false" fo:line-height="100%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officeooo:paragraph-rsid="00178711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fo:language="de" fo:country="DE" style:font-name-asian="Times New Roman1" style:font-size-asian="12pt" style:language-asian="de" style:country-asian="DE" style:font-name-complex="Times New Roman1" style:font-size-complex="12pt"/>
    </style:style>
    <style:style style:name="P10" style:family="paragraph" style:parent-style-name="Standard" style:list-style-name="" style:master-page-name="Standard">
      <style:paragraph-properties fo:margin-top="0in" fo:margin-bottom="0.1945in" loext:contextual-spacing="false" fo:line-height="100%" fo:text-align="center" style:justify-single-word="false" style:page-number="auto"/>
      <style:text-properties style:font-name="Times New Roman" fo:font-size="24pt" fo:language="en" fo:country="US" fo:font-weight="bold" style:letter-kerning="true" style:font-name-asian="Times New Roman1" style:font-size-asian="24pt" style:language-asian="de" style:country-asian="DE" style:font-weight-asian="bold" style:font-name-complex="Times New Roman1" style:font-size-complex="24pt" style:font-weight-complex="bold"/>
    </style:style>
    <style:style style:name="P11" style:family="paragraph" style:parent-style-name="Standard" style:list-style-name="WWNum1">
      <style:paragraph-properties fo:margin-top="0in" fo:margin-bottom="0.1945in" loext:contextual-spacing="false" fo:line-height="100%"/>
    </style:style>
    <style:style style:name="P12" style:family="paragraph" style:parent-style-name="Standard" style:list-style-name="WWNum3">
      <style:paragraph-properties fo:margin-top="0in" fo:margin-bottom="0.1945in" loext:contextual-spacing="false" fo:line-height="100%"/>
    </style:style>
    <style:style style:name="P13" style:family="paragraph" style:parent-style-name="Standard" style:list-style-name="WWNum4">
      <style:paragraph-properties fo:margin-top="0in" fo:margin-bottom="0.1945in" loext:contextual-spacing="false" fo:line-height="100%"/>
    </style:style>
    <style:style style:name="P14" style:family="paragraph" style:parent-style-name="Standard" style:list-style-name="WWNum5">
      <style:paragraph-properties fo:margin-top="0in" fo:margin-bottom="0.1945in" loext:contextual-spacing="false" fo:line-height="100%"/>
    </style:style>
    <style:style style:name="P15" style:family="paragraph" style:parent-style-name="Standard" style:list-style-name="WWNum7">
      <style:paragraph-properties fo:margin-top="0in" fo:margin-bottom="0.1945in" loext:contextual-spacing="false" fo:line-height="100%"/>
    </style:style>
    <style:style style:name="P16" style:family="paragraph" style:parent-style-name="Standard" style:list-style-name="WWNum9">
      <style:paragraph-properties fo:margin-top="0in" fo:margin-bottom="0.1945in" loext:contextual-spacing="false" fo:line-height="100%"/>
    </style:style>
    <style:style style:name="P17" style:family="paragraph" style:parent-style-name="Standard" style:list-style-name="WWNum10">
      <style:paragraph-properties fo:margin-top="0in" fo:margin-bottom="0.1945in" loext:contextual-spacing="false" fo:line-height="100%"/>
    </style:style>
    <style:style style:name="P18" style:family="paragraph" style:parent-style-name="Standard" style:list-style-name="WWNum11">
      <style:paragraph-properties fo:margin-top="0in" fo:margin-bottom="0.1945in" loext:contextual-spacing="false" fo:line-height="100%"/>
    </style:style>
    <style:style style:name="P19" style:family="paragraph" style:parent-style-name="Standard" style:list-style-name="WWNum14">
      <style:paragraph-properties fo:margin-top="0in" fo:margin-bottom="0.1945in" loext:contextual-spacing="false" fo:line-height="100%"/>
    </style:style>
    <style:style style:name="P20" style:family="paragraph" style:parent-style-name="Standard" style:list-style-name="WWNum15">
      <style:paragraph-properties fo:margin-top="0in" fo:margin-bottom="0.1945in" loext:contextual-spacing="false" fo:line-height="100%"/>
    </style:style>
    <style:style style:name="P21" style:family="paragraph" style:parent-style-name="Standard" style:list-style-name="WWNum16">
      <style:paragraph-properties fo:margin-top="0in" fo:margin-bottom="0.1945in" loext:contextual-spacing="false" fo:line-height="100%"/>
    </style:style>
    <style:style style:name="P22" style:family="paragraph" style:parent-style-name="Standard" style:list-style-name="WWNum12">
      <style:paragraph-properties fo:margin-top="0in" fo:margin-bottom="0.1945in" loext:contextual-spacing="false" fo:line-height="100%"/>
      <style:text-properties officeooo:paragraph-rsid="00178711"/>
    </style:style>
    <style:style style:name="P23" style:family="paragraph" style:parent-style-name="Standard" style:list-style-name="WWNum17">
      <style:paragraph-properties fo:margin-top="0in" fo:margin-bottom="0.1945in" loext:contextual-spacing="false" fo:line-height="100%"/>
    </style:style>
    <style:style style:name="P24" style:family="paragraph" style:parent-style-name="Standard" style:list-style-name="">
      <style:paragraph-properties fo:margin-top="0.1945in" fo:margin-bottom="0.1945in" loext:contextual-spacing="false" fo:line-height="100%"/>
      <style:text-properties style:font-name="Times New Roman" fo:font-size="24pt" fo:language="en" fo:country="US" fo:font-weight="bold" style:letter-kerning="true" style:font-name-asian="Times New Roman1" style:font-size-asian="24pt" style:language-asian="de" style:country-asian="DE" style:font-weight-asian="bold" style:font-name-complex="Times New Roman1" style:font-size-complex="24pt" style:font-weight-complex="bold"/>
    </style:style>
    <style:style style:name="P25" style:family="paragraph" style:parent-style-name="Standard" style:list-style-name="">
      <style:paragraph-properties fo:margin-top="0.1945in" fo:margin-bottom="0.1945in" loext:contextual-spacing="false" fo:line-height="100%"/>
      <style:text-properties style:font-name="Times New Roman" fo:font-size="24pt" fo:language="en" fo:country="US" fo:font-weight="bold" officeooo:paragraph-rsid="00178711" style:letter-kerning="true" style:font-name-asian="Times New Roman1" style:font-size-asian="24pt" style:language-asian="de" style:country-asian="DE" style:font-weight-asian="bold" style:font-name-complex="Times New Roman1" style:font-size-complex="24pt" style:font-weight-complex="bold"/>
    </style:style>
    <style:style style:name="P26" style:family="paragraph" style:parent-style-name="Standard" style:list-style-name="">
      <style:paragraph-properties fo:margin-top="0.1945in" fo:margin-bottom="0.1945in" loext:contextual-spacing="false" fo:line-height="100%"/>
      <style:text-properties style:font-name="Times New Roman" fo:font-size="18pt" fo:language="en" fo:country="US" fo:font-weight="bold" style:font-name-asian="Times New Roman1" style:font-size-asian="18pt" style:language-asian="de" style:country-asian="DE" style:font-weight-asian="bold" style:font-name-complex="Times New Roman1" style:font-size-complex="18pt" style:font-weight-complex="bold"/>
    </style:style>
    <style:style style:name="P27" style:family="paragraph" style:parent-style-name="Standard" style:list-style-name="">
      <style:paragraph-properties fo:margin-top="0.1945in" fo:margin-bottom="0.1945in" loext:contextual-spacing="false" fo:line-height="100%"/>
      <style:text-properties style:font-name="Times New Roman" fo:font-size="18pt" fo:language="de" fo:country="DE" fo:font-weight="bold" style:font-name-asian="Times New Roman1" style:font-size-asian="18pt" style:language-asian="de" style:country-asian="DE" style:font-weight-asian="bold" style:font-name-complex="Times New Roman1" style:font-size-complex="18pt" style:font-weight-complex="bold"/>
    </style:style>
    <style:style style:name="P28" style:family="paragraph" style:parent-style-name="Standard" style:list-style-name="">
      <style:paragraph-properties fo:margin-top="0.1945in" fo:margin-bottom="0.1945in" loext:contextual-spacing="false" fo:line-height="100%"/>
      <style:text-properties style:font-name="Times New Roman" fo:font-size="13.5pt" fo:language="en" fo:country="US" fo:font-weight="bold" style:font-name-asian="Times New Roman1" style:font-size-asian="13.5pt" style:language-asian="de" style:country-asian="DE" style:font-weight-asian="bold" style:font-name-complex="Times New Roman1" style:font-size-complex="13.5pt" style:font-weight-complex="bold"/>
    </style:style>
    <style:style style:name="P29" style:family="paragraph" style:parent-style-name="Standard" style:list-style-name="">
      <style:paragraph-properties fo:margin-top="0.1945in" fo:margin-bottom="0.1945in" loext:contextual-spacing="false" fo:line-height="100%"/>
      <style:text-properties style:font-name="Times New Roman" fo:font-size="13.5pt" fo:language="de" fo:country="DE" fo:font-weight="bold" style:font-name-asian="Times New Roman1" style:font-size-asian="13.5pt" style:language-asian="de" style:country-asian="DE" style:font-weight-asian="bold" style:font-name-complex="Times New Roman1" style:font-size-complex="13.5pt" style:font-weight-complex="bold"/>
    </style:style>
    <style:style style:name="P30" style:family="paragraph" style:parent-style-name="Standard">
      <style:paragraph-properties fo:margin-top="0.1945in" fo:margin-bottom="0.1945in" loext:contextual-spacing="false" fo:line-height="100%"/>
      <style:text-properties style:font-name="Times New Roman" fo:font-size="12pt" fo:language="en" fo:country="US" style:font-name-asian="Times New Roman1" style:font-size-asian="12pt" style:language-asian="de" style:country-asian="DE" style:font-name-complex="Times New Roman1" style:font-size-complex="12pt"/>
    </style:style>
    <style:style style:name="P31" style:family="paragraph" style:parent-style-name="Standard">
      <style:paragraph-properties fo:margin-top="0.1945in" fo:margin-bottom="0.1945in" loext:contextual-spacing="false" fo:line-height="100%" fo:text-align="center" style:justify-single-word="false"/>
      <style:text-properties style:font-name="Times New Roman" fo:font-size="12pt" fo:language="en" fo:country="US" style:text-underline-style="solid" style:text-underline-width="auto" style:text-underline-color="font-color" fo:font-weight="bold" officeooo:rsid="0024a816" officeooo:paragraph-rsid="0024a816" style:font-name-asian="Times New Roman1" style:font-size-asian="12pt" style:language-asian="de" style:country-asian="DE" style:font-weight-asian="bold" style:font-name-complex="Times New Roman1" style:font-size-complex="12pt" style:font-weight-complex="bold"/>
    </style:style>
    <style:style style:name="P32" style:family="paragraph" style:parent-style-name="Standard" style:list-style-name="WWNum2">
      <style:paragraph-properties fo:margin-top="0.1945in" fo:margin-bottom="0.1945in" loext:contextual-spacing="false" fo:line-height="100%"/>
    </style:style>
    <style:style style:name="P33" style:family="paragraph" style:parent-style-name="Standard" style:list-style-name="WWNum6">
      <style:paragraph-properties fo:margin-top="0.1945in" fo:margin-bottom="0.1945in" loext:contextual-spacing="false" fo:line-height="100%"/>
    </style:style>
    <style:style style:name="P34" style:family="paragraph" style:parent-style-name="Standard" style:list-style-name="">
      <style:paragraph-properties fo:margin-top="0.1945in" fo:margin-bottom="0.1945in" loext:contextual-spacing="false" fo:line-height="100%"/>
    </style:style>
    <style:style style:name="P35" style:family="paragraph" style:parent-style-name="Standard" style:list-style-name="WWNum8">
      <style:paragraph-properties fo:margin-top="0.1945in" fo:margin-bottom="0.1945in" loext:contextual-spacing="false" fo:line-height="100%"/>
    </style:style>
    <style:style style:name="P36" style:family="paragraph" style:parent-style-name="Standard" style:list-style-name="WWNum13">
      <style:paragraph-properties fo:margin-top="0.1945in" fo:margin-bottom="0.1945in" loext:contextual-spacing="false" fo:line-height="100%"/>
      <style:text-properties officeooo:paragraph-rsid="00178711"/>
    </style:style>
    <style:style style:name="P37" style:family="paragraph" style:parent-style-name="Standard" style:list-style-name="WWNum1">
      <style:paragraph-properties fo:margin-top="0.1945in" fo:margin-bottom="0in" loext:contextual-spacing="false" fo:line-height="100%"/>
    </style:style>
    <style:style style:name="P38" style:family="paragraph" style:parent-style-name="Standard" style:list-style-name="WWNum3">
      <style:paragraph-properties fo:margin-top="0.1945in" fo:margin-bottom="0in" loext:contextual-spacing="false" fo:line-height="100%"/>
    </style:style>
    <style:style style:name="P39" style:family="paragraph" style:parent-style-name="Standard" style:list-style-name="WWNum4">
      <style:paragraph-properties fo:margin-top="0.1945in" fo:margin-bottom="0in" loext:contextual-spacing="false" fo:line-height="100%"/>
    </style:style>
    <style:style style:name="P40" style:family="paragraph" style:parent-style-name="Standard" style:list-style-name="WWNum5">
      <style:paragraph-properties fo:margin-top="0.1945in" fo:margin-bottom="0in" loext:contextual-spacing="false" fo:line-height="100%"/>
    </style:style>
    <style:style style:name="P41" style:family="paragraph" style:parent-style-name="Standard" style:list-style-name="WWNum7">
      <style:paragraph-properties fo:margin-top="0.1945in" fo:margin-bottom="0in" loext:contextual-spacing="false" fo:line-height="100%"/>
    </style:style>
    <style:style style:name="P42" style:family="paragraph" style:parent-style-name="Standard" style:list-style-name="WWNum9">
      <style:paragraph-properties fo:margin-top="0.1945in" fo:margin-bottom="0in" loext:contextual-spacing="false" fo:line-height="100%"/>
    </style:style>
    <style:style style:name="P43" style:family="paragraph" style:parent-style-name="Standard" style:list-style-name="WWNum10">
      <style:paragraph-properties fo:margin-top="0.1945in" fo:margin-bottom="0in" loext:contextual-spacing="false" fo:line-height="100%"/>
    </style:style>
    <style:style style:name="P44" style:family="paragraph" style:parent-style-name="Standard" style:list-style-name="WWNum11">
      <style:paragraph-properties fo:margin-top="0.1945in" fo:margin-bottom="0in" loext:contextual-spacing="false" fo:line-height="100%"/>
    </style:style>
    <style:style style:name="P45" style:family="paragraph" style:parent-style-name="Standard" style:list-style-name="WWNum14">
      <style:paragraph-properties fo:margin-top="0.1945in" fo:margin-bottom="0in" loext:contextual-spacing="false" fo:line-height="100%"/>
    </style:style>
    <style:style style:name="P46" style:family="paragraph" style:parent-style-name="Standard" style:list-style-name="WWNum15">
      <style:paragraph-properties fo:margin-top="0.1945in" fo:margin-bottom="0in" loext:contextual-spacing="false" fo:line-height="100%"/>
    </style:style>
    <style:style style:name="P47" style:family="paragraph" style:parent-style-name="Standard" style:list-style-name="WWNum16">
      <style:paragraph-properties fo:margin-top="0.1945in" fo:margin-bottom="0in" loext:contextual-spacing="false" fo:line-height="100%"/>
    </style:style>
    <style:style style:name="P48" style:family="paragraph" style:parent-style-name="Standard" style:list-style-name="WWNum12">
      <style:paragraph-properties fo:margin-top="0.1945in" fo:margin-bottom="0in" loext:contextual-spacing="false" fo:line-height="100%"/>
      <style:text-properties officeooo:paragraph-rsid="00178711"/>
    </style:style>
    <style:style style:name="P49" style:family="paragraph" style:parent-style-name="Standard" style:list-style-name="WWNum17">
      <style:paragraph-properties fo:margin-top="0.1945in" fo:margin-bottom="0in" loext:contextual-spacing="false" fo:line-height="100%"/>
    </style:style>
    <style:style style:name="P50" style:family="paragraph" style:parent-style-name="Standard" style:list-style-name="WWNum1">
      <style:paragraph-properties fo:margin-top="0in" fo:margin-bottom="0in" loext:contextual-spacing="false" fo:line-height="100%"/>
    </style:style>
    <style:style style:name="P51" style:family="paragraph" style:parent-style-name="Standard" style:list-style-name="WWNum3">
      <style:paragraph-properties fo:margin-top="0in" fo:margin-bottom="0in" loext:contextual-spacing="false" fo:line-height="100%"/>
    </style:style>
    <style:style style:name="P52" style:family="paragraph" style:parent-style-name="Standard" style:list-style-name="WWNum4">
      <style:paragraph-properties fo:margin-top="0in" fo:margin-bottom="0in" loext:contextual-spacing="false" fo:line-height="100%"/>
    </style:style>
    <style:style style:name="P53" style:family="paragraph" style:parent-style-name="Standard" style:list-style-name="WWNum9">
      <style:paragraph-properties fo:margin-top="0in" fo:margin-bottom="0in" loext:contextual-spacing="false" fo:line-height="100%"/>
    </style:style>
    <style:style style:name="P54" style:family="paragraph" style:parent-style-name="Standard" style:list-style-name="WWNum11">
      <style:paragraph-properties fo:margin-top="0in" fo:margin-bottom="0in" loext:contextual-spacing="false" fo:line-height="100%"/>
    </style:style>
    <style:style style:name="P55" style:family="paragraph" style:parent-style-name="Standard" style:list-style-name="WWNum14">
      <style:paragraph-properties fo:margin-top="0in" fo:margin-bottom="0in" loext:contextual-spacing="false" fo:line-height="100%"/>
    </style:style>
    <style:style style:name="P56" style:family="paragraph" style:parent-style-name="Standard" style:list-style-name="WWNum16">
      <style:paragraph-properties fo:margin-top="0in" fo:margin-bottom="0in" loext:contextual-spacing="false" fo:line-height="100%"/>
    </style:style>
    <style:style style:name="P57" style:family="paragraph" style:parent-style-name="Standard" style:list-style-name="WWNum12">
      <style:paragraph-properties fo:margin-top="0in" fo:margin-bottom="0in" loext:contextual-spacing="false" fo:line-height="100%"/>
      <style:text-properties officeooo:paragraph-rsid="00178711"/>
    </style:style>
    <style:style style:name="P58" style:family="paragraph" style:parent-style-name="Standard" style:list-style-name="WWNum17">
      <style:paragraph-properties fo:margin-top="0in" fo:margin-bottom="0in" loext:contextual-spacing="false" fo:line-height="100%"/>
    </style:style>
    <style:style style:name="P59" style:family="paragraph" style:parent-style-name="Standard" style:list-style-name="">
      <style:paragraph-properties fo:margin-top="0in" fo:margin-bottom="0in" loext:contextual-spacing="false" fo:line-height="100%"/>
      <style:text-properties style:font-name="Times New Roman" fo:font-size="24pt" fo:language="en" fo:country="US" fo:font-weight="bold" officeooo:paragraph-rsid="00178711" style:letter-kerning="true" style:font-name-asian="Times New Roman1" style:font-size-asian="24pt" style:language-asian="de" style:country-asian="DE" style:font-weight-asian="bold" style:font-name-complex="Times New Roman1" style:font-size-complex="24pt" style:font-weight-complex="bold"/>
    </style:style>
    <style:style style:name="P60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Times New Roman" fo:font-size="12pt" fo:language="en" fo:country="US" style:font-name-asian="Times New Roman1" style:font-size-asian="12pt" style:language-asian="de" style:country-asian="DE" style:font-name-complex="Times New Roman1" style:font-size-complex="12pt"/>
    </style:style>
    <style:style style:name="T2" style:family="text">
      <style:text-properties style:font-name="Times New Roman" fo:font-size="12pt" fo:language="en" fo:country="US" fo:font-weight="bold" style:font-name-asian="Times New Roman1" style:font-size-asian="12pt" style:language-asian="de" style:country-asian="DE" style:font-weight-asian="bold" style:font-name-complex="Times New Roman1" style:font-size-complex="12pt" style:font-weight-complex="bold"/>
    </style:style>
    <style:style style:name="T3" style:family="text">
      <style:text-properties style:font-name="Times New Roman" fo:font-size="12pt" fo:language="en" fo:country="US" fo:font-style="italic" style:font-name-asian="Times New Roman1" style:font-size-asian="12pt" style:language-asian="de" style:country-asian="DE" style:font-style-asian="italic" style:font-name-complex="Times New Roman1" style:font-size-complex="12pt" style:font-style-complex="italic"/>
    </style:style>
    <style:style style:name="T4" style:family="text">
      <style:text-properties style:font-name="Times New Roman" fo:font-size="12pt" fo:language="en" fo:country="US" style:text-underline-style="solid" style:text-underline-width="auto" style:text-underline-color="font-color" style:font-name-asian="Times New Roman1" style:font-size-asian="12pt" style:language-asian="de" style:country-asian="DE" style:font-name-complex="Times New Roman1" style:font-size-complex="12pt"/>
    </style:style>
    <style:style style:name="T5" style:family="text">
      <style:text-properties style:font-name="Times New Roman" fo:font-size="12pt" fo:language="de" fo:country="DE" style:font-name-asian="Times New Roman1" style:font-size-asian="12pt" style:language-asian="de" style:country-asian="DE" style:font-name-complex="Times New Roman1" style:font-size-complex="12pt"/>
    </style:style>
    <style:style style:name="T6" style:family="text">
      <style:text-properties style:font-name="Times New Roman" fo:font-size="12pt" fo:language="de" fo:country="DE" fo:font-weight="bold" style:font-name-asian="Times New Roman1" style:font-size-asian="12pt" style:language-asian="de" style:country-asian="DE" style:font-weight-asian="bold" style:font-name-complex="Times New Roman1" style:font-size-complex="12pt" style:font-weight-complex="bold"/>
    </style:style>
    <style:style style:name="T7" style:family="text">
      <style:text-properties style:font-name="Times New Roman" fo:font-size="13.5pt" fo:language="en" fo:country="US" fo:font-weight="bold" style:font-name-asian="Times New Roman1" style:font-size-asian="13.5pt" style:language-asian="de" style:country-asian="DE" style:font-weight-asian="bold" style:font-name-complex="Times New Roman1" style:font-size-complex="13.5pt" style:font-weight-complex="bold"/>
    </style:style>
    <style:style style:name="T8" style:family="text">
      <style:text-properties style:font-name="Segoe UI Symbol" fo:font-size="12pt" fo:language="de" fo:country="DE" style:font-name-asian="Times New Roman1" style:font-size-asian="12pt" style:language-asian="de" style:country-asian="DE" style:font-name-complex="Segoe UI Symbol1" style:font-size-complex="12pt"/>
    </style:style>
    <style:style style:name="T9" style:family="text">
      <style:text-properties style:font-name="Segoe UI Symbol" fo:font-size="12pt" fo:language="de" fo:country="DE" fo:font-style="italic" style:font-name-asian="Times New Roman1" style:font-size-asian="12pt" style:language-asian="de" style:country-asian="DE" style:font-style-asian="italic" style:font-name-complex="Segoe UI Symbol1" style:font-size-complex="12pt" style:font-style-complex="italic"/>
    </style:style>
    <style:style style:name="T10" style:family="text">
      <style:text-properties style:font-name="Segoe UI Symbol" fo:font-size="13.5pt" fo:language="de" fo:country="DE" fo:font-weight="bold" style:font-name-asian="Times New Roman1" style:font-size-asian="13.5pt" style:language-asian="de" style:country-asian="DE" style:font-weight-asian="bold" style:font-name-complex="Segoe UI Symbol1" style:font-size-complex="13.5pt" style:font-weight-complex="bold"/>
    </style:style>
    <style:style style:name="T11" style:family="text">
      <style:text-properties fo:color="#0000ff" style:font-name="Times New Roman" fo:font-size="12pt" fo:language="de" fo:country="DE" style:text-underline-style="solid" style:text-underline-width="auto" style:text-underline-color="font-color" style:font-name-asian="Times New Roman1" style:font-size-asian="12pt" style:language-asian="de" style:country-asian="DE" style:font-name-complex="Times New Roman1" style:font-size-complex="12pt"/>
    </style:style>
    <style:style style:name="T12" style:family="text">
      <style:text-properties fo:color="#0000ff" style:font-name="Times New Roman" fo:font-size="12pt" fo:language="en" fo:country="US" style:text-underline-style="solid" style:text-underline-width="auto" style:text-underline-color="font-color" style:font-name-asian="Times New Roman1" style:font-size-asian="12pt" style:language-asian="de" style:country-asian="DE" style:font-name-complex="Times New Roman1" style:font-size-complex="12pt"/>
    </style:style>
    <style:style style:name="T13" style:family="text">
      <style:text-properties fo:color="#0000ff" style:font-name="Times New Roman" fo:font-size="12pt" fo:language="en" fo:country="US" style:text-underline-style="solid" style:text-underline-width="auto" style:text-underline-color="font-color" fo:font-weight="bold" style:font-name-asian="Times New Roman1" style:font-size-asian="12pt" style:language-asian="de" style:country-asian="DE" style:font-weight-asian="bold" style:font-name-complex="Times New Roman1" style:font-size-complex="12pt" style:font-weight-complex="bold"/>
    </style:style>
    <style:style style:name="T14" style:family="text">
      <style:text-properties fo:color="#0000ff" style:font-name="Times New Roman" fo:font-size="12pt" fo:language="en" fo:country="US" fo:font-style="italic" style:text-underline-style="solid" style:text-underline-width="auto" style:text-underline-color="font-color" style:font-name-asian="Times New Roman1" style:font-size-asian="12pt" style:language-asian="de" style:country-asian="DE" style:font-style-asian="italic" style:font-name-complex="Times New Roman1" style:font-size-complex="12pt" style:font-style-complex="italic"/>
    </style:style>
    <style:style style:name="T15" style:family="text">
      <style:text-properties style:font-name="Courier New" fo:font-size="10pt" fo:language="en" fo:country="US" style:font-name-asian="Times New Roman1" style:font-size-asian="10pt" style:language-asian="de" style:country-asian="DE" style:font-name-complex="Courier New2" style:font-size-complex="10pt"/>
    </style:style>
    <style:style style:name="T16" style:family="text">
      <style:text-properties fo:color="#81d41a" style:font-name="Segoe UI Symbol" fo:font-size="12pt" fo:language="de" fo:country="DE" style:font-name-asian="Times New Roman1" style:font-size-asian="12pt" style:language-asian="de" style:country-asian="DE" style:font-name-complex="Segoe UI Symbol1" style:font-size-complex="12pt"/>
    </style:style>
    <style:style style:name="T17" style:family="text">
      <style:text-properties fo:color="#81d41a" style:font-name="Times New Roman" fo:font-size="12pt" fo:language="en" fo:country="US" style:font-name-asian="Times New Roman1" style:font-size-asian="12pt" style:language-asian="de" style:country-asian="DE" style:font-name-complex="Times New Roman1" style:font-size-complex="12pt"/>
    </style:style>
    <style:style style:name="T18" style:family="text">
      <style:text-properties fo:color="#81d41a" style:font-name="Times New Roman" fo:font-size="12pt" fo:language="en" fo:country="US" style:text-underline-style="solid" style:text-underline-width="auto" style:text-underline-color="font-color" style:font-name-asian="Times New Roman1" style:font-size-asian="12pt" style:language-asian="de" style:country-asian="DE" style:font-name-complex="Times New Roman1" style:font-size-complex="12pt"/>
    </style:style>
    <style:style style:name="T19" style:family="text">
      <style:text-properties fo:color="#81d41a" style:font-name="Times New Roman" fo:font-size="12pt" fo:language="en" fo:country="US" fo:font-weight="bold" style:font-name-asian="Times New Roman1" style:font-size-asian="12pt" style:language-asian="de" style:country-asian="DE" style:font-weight-asian="bold" style:font-name-complex="Times New Roman1" style:font-size-complex="12pt" style:font-weight-complex="bold"/>
    </style:style>
    <style:style style:name="T20" style:family="text">
      <style:text-properties fo:color="#81d41a" style:font-name="Times New Roman" fo:font-size="12pt" fo:language="de" fo:country="DE" style:font-name-asian="Times New Roman1" style:font-size-asian="12pt" style:language-asian="de" style:country-asian="DE" style:font-name-complex="Times New Roman1" style:font-size-complex="12pt"/>
    </style:style>
    <style:style style:name="T21" style:family="text">
      <style:text-properties fo:color="#81d41a" style:font-name="Times New Roman" fo:font-size="12pt" fo:language="de" fo:country="DE" style:text-underline-style="solid" style:text-underline-width="auto" style:text-underline-color="font-color" style:font-name-asian="Times New Roman1" style:font-size-asian="12pt" style:language-asian="de" style:country-asian="DE" style:font-name-complex="Times New Roman1" style:font-size-complex="12pt"/>
    </style:style>
    <style:style style:name="T22" style:family="text">
      <style:text-properties fo:color="#81d41a" style:font-name="Cambria Math" fo:font-size="12pt" fo:language="en" fo:country="US" style:font-name-asian="Times New Roman1" style:font-size-asian="12pt" style:language-asian="de" style:country-asian="DE" style:font-name-complex="Cambria Math1" style:font-size-complex="12pt"/>
    </style:style>
    <style:style style:name="T23" style:family="text">
      <style:text-properties fo:color="#81d41a" style:font-name="Cambria Math" fo:font-size="12pt" fo:language="de" fo:country="DE" style:font-name-asian="Times New Roman1" style:font-size-asian="12pt" style:language-asian="de" style:country-asian="DE" style:font-name-complex="Cambria Math1" style:font-size-complex="12pt"/>
    </style:style>
    <style:style style:name="gr1" style:family="graphic">
      <style:graphic-properties draw:stroke="none" svg:stroke-width="0in" draw:fill="solid" draw:fill-color="#a0a0a0" draw:textarea-horizontal-align="center" draw:textarea-vertical-align="top" draw:auto-grow-height="false" fo:margin-left="0in" fo:margin-right="0in" fo:margin-top="0in" fo:margin-bottom="0in" style:run-through="foreground" style:wrap="none" style:vertical-pos="top" style:vertical-rel="baseline" style:horizontal-pos="center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draw:fill="solid" draw:fill-color="#a0a0a0" draw:textarea-horizontal-align="center" draw:textarea-vertical-align="top" draw:auto-grow-height="false" fo:margin-left="0in" fo:margin-right="0in" fo:margin-top="0in" fo:margin-bottom="0in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LE WAGON PRE-WORK</text:h>
      <text:h text:style-name="P24" text:outline-level="1">Python</text:h>
      <text:p text:style-name="P4">Python is the most popular language of Data Science and will be the one taught throughout the Bootcamp. If you already know Ruby, you’ll find a lot of similarities, that’s perfectly normal! Libraries like NumPy, Pandas, SciKit-learn, Keras are all written for Python. The bootcamp will dive into those libraries from the first day, that’s why this preparation work is very important to get the basics right.</text:p>
      <text:h text:style-name="P26" text:outline-level="2">1. Introduction (~3 hours)</text:h>
      <text:p text:style-name="P5">Before you begin working on some code by yourself, take some time to read the following resources from the official Python 3 documentation and watch the following lecture:</text:p>
      <text:list xml:id="list1313082695" text:style-name="WWNum1">
        <text:list-item>
          <text:p text:style-name="P37"><text:span text:style-name="T16">📚</text:span><text:span text:style-name="T20"> Introduction - </text:span><text:a xlink:type="simple" xlink:href="https://docs.python.org/3/tutorial/introduction.html" text:style-name="Standard" text:visited-style-name="Standard"><text:span text:style-name="T21">Python 3 Documentation</text:span></text:a></text:p>
        </text:list-item>
        <text:list-item>
          <text:p text:style-name="P50"><text:span text:style-name="T8">📺</text:span><text:span text:style-name="T1"> Lecture (1h48 on Youtube) - </text:span><text:a xlink:type="simple" xlink:href="https://www.youtube.com/watch?v=fL308_-Kbt0" text:style-name="Standard" text:visited-style-name="Standard"><text:span text:style-name="T12">CS50 Lecture - Python</text:span></text:a></text:p>
        </text:list-item>
        <text:list-item>
          <text:p text:style-name="P11"><text:span text:style-name="T16">🗒</text:span><text:span text:style-name="T17"> Cheat Sheet - </text:span><text:a xlink:type="simple" xlink:href="https://gto76.github.io/python-cheatsheet/" text:style-name="Standard" text:visited-style-name="Standard"><text:span text:style-name="T18">A great cheat sheet on Python</text:span></text:a></text:p>
        </text:list-item>
      </text:list>
      <text:h text:style-name="P26" text:outline-level="2">2. Online editor (~1h)</text:h>
      <text:p text:style-name="P1"><text:span text:style-name="T17">To practice some Python without installing anything on your laptop (that is something we will do on the first day of the bootcamp), you can use </text:span><text:a xlink:type="simple" xlink:href="https://replit.com/" text:style-name="Standard" text:visited-style-name="Standard"><text:span text:style-name="T18">Replit</text:span></text:a><text:span text:style-name="T17">.</text:span></text:p>
      <text:list xml:id="list3433614527" text:style-name="WWNum2">
        <text:list-item>
          <text:p text:style-name="P32"><text:span text:style-name="T17">Click </text:span><text:span text:style-name="T16">👉</text:span><text:span text:style-name="T17"> </text:span><text:a xlink:type="simple" xlink:href="https://repl.it/languages/python3" text:style-name="Standard" text:visited-style-name="Standard"><text:span text:style-name="T18">here</text:span></text:a><text:span text:style-name="T17"> </text:span><text:span text:style-name="T16">👈</text:span><text:span text:style-name="T17"> and type print("Hello world")in the text editor (in the middle) then click the </text:span><text:span text:style-name="T19">run</text:span><text:span text:style-name="T17"> </text:span><text:span text:style-name="T22">▶</text:span><text:span text:style-name="T23">️</text:span><text:span text:style-name="T17"> button. That’s it! You have a full environment to run Python code in your browser!</text:span></text:p>
        </text:list-item>
      </text:list>
      <text:h text:style-name="P26" text:outline-level="2">3. Automate the Boring Stuff with Python (~10h)</text:h>
      <text:p text:style-name="P1"><text:a xlink:type="simple" xlink:href="https://automatetheboringstuff.com/" text:style-name="Standard" text:visited-style-name="Standard"><text:span text:style-name="T12">Automate the Boring Stuff with Python</text:span></text:a><text:span text:style-name="T1">: This is a great course to start learning Python. Go from Chapter 0 (Introduction) to Chapter 11 (Debugging), skipping chapter 8 to 10 as we will use different libraries to interact with files (cf </text:span><text:span text:style-name="T15">pandas</text:span><text:span text:style-name="T1">)</text:span></text:p>
      <text:p text:style-name="P1"><text:span text:style-name="T1">You can </text:span><text:a xlink:type="simple" xlink:href="https://automatetheboringstuff.com/" text:style-name="Standard" text:visited-style-name="Standard"><text:span text:style-name="T12">read the material</text:span></text:a><text:span text:style-name="T1"> and you can also follow along with the Youtube videos with </text:span><text:a xlink:type="simple" xlink:href="https://www.youtube.com/watch?v=1F_OgqRuSdI&amp;list=PL0-84-yl1fUnRuXGFe_F7qSH1LEnn9LkW&amp;index=1" text:style-name="Standard" text:visited-style-name="Standard"><text:span text:style-name="T12">this playlist</text:span></text:a><text:span text:style-name="T1">. Use </text:span><text:a xlink:type="simple" xlink:href="https://replit.com/" text:style-name="Standard" text:visited-style-name="Standard"><text:span text:style-name="T12">Replit</text:span></text:a><text:span text:style-name="T1"> to replicate what you see on screen and do some coding yourself as well!</text:span></text:p>
      <text:p text:style-name="P1"><text:span text:style-name="T8">📚</text:span><text:span text:style-name="T1"> </text:span><text:span text:style-name="T2">Automate the Boring Stuff with Python</text:span></text:p>
      <text:list xml:id="list2034389073" text:style-name="WWNum3">
        <text:list-item>
          <text:p text:style-name="P38"><text:a xlink:type="simple" xlink:href="https://automatetheboringstuff.com/2e/chapter0/" text:style-name="Standard" text:visited-style-name="Standard"><text:span text:style-name="T11">Chapter 0 – Introduction</text:span></text:a></text:p>
        </text:list-item>
        <text:list-item>
          <text:p text:style-name="P51"><text:a xlink:type="simple" xlink:href="https://automatetheboringstuff.com/2e/chapter1/" text:style-name="Standard" text:visited-style-name="Standard"><text:span text:style-name="T11">Chapter 1 – Python Basics</text:span></text:a></text:p>
        </text:list-item>
        <text:list-item>
          <text:p text:style-name="P51"><text:a xlink:type="simple" xlink:href="https://automatetheboringstuff.com/2e/chapter2/" text:style-name="Standard" text:visited-style-name="Standard"><text:span text:style-name="T11">Chapter 2 – Flow Control</text:span></text:a></text:p>
        </text:list-item>
        <text:list-item>
          <text:p text:style-name="P51"><text:a xlink:type="simple" xlink:href="https://automatetheboringstuff.com/2e/chapter3/" text:style-name="Standard" text:visited-style-name="Standard"><text:span text:style-name="T11">Chapter 3 – Functions</text:span></text:a></text:p>
        </text:list-item>
        <text:list-item>
          <text:p text:style-name="P51"><text:a xlink:type="simple" xlink:href="https://automatetheboringstuff.com/2e/chapter4/" text:style-name="Standard" text:visited-style-name="Standard"><text:span text:style-name="T11">Chapter 4 – Lists</text:span></text:a></text:p>
        </text:list-item>
        <text:list-item>
          <text:p text:style-name="P51"><text:a xlink:type="simple" xlink:href="https://automatetheboringstuff.com/2e/chapter5/" text:style-name="Standard" text:visited-style-name="Standard"><text:span text:style-name="T11">Chapter 5 – Dictionaries and Structuring Data</text:span></text:a></text:p>
        </text:list-item>
        <text:list-item>
          <text:p text:style-name="P51"><text:a xlink:type="simple" xlink:href="https://automatetheboringstuff.com/2e/chapter6/" text:style-name="Standard" text:visited-style-name="Standard"><text:span text:style-name="T11">Chapter 6 – Manipulating Strings</text:span></text:a></text:p>
        </text:list-item>
        <text:list-item>
          <text:p text:style-name="P51"><text:a xlink:type="simple" xlink:href="https://automatetheboringstuff.com/2e/chapter7/" text:style-name="Standard" text:visited-style-name="Standard"><text:span text:style-name="T12">Chapter 7 – Pattern Matching with Regular Expressions</text:span></text:a></text:p>
        </text:list-item>
        <text:list-item>
          <text:p text:style-name="P12"><text:soft-page-break/><text:a xlink:type="simple" xlink:href="https://automatetheboringstuff.com/2e/chapter11/" text:style-name="Standard" text:visited-style-name="Standard"><text:span text:style-name="T11">Chapter 11 – Debugging</text:span></text:a></text:p>
        </text:list-item>
      </text:list>
      <text:h text:style-name="P27" text:outline-level="2">4. Object Oriented Programming (~10h)</text:h>
      <text:p text:style-name="P1"><text:span text:style-name="T1">After you have finished going through </text:span><text:a xlink:type="simple" xlink:href="https://automatetheboringstuff.com/" text:style-name="Standard" text:visited-style-name="Standard"><text:span text:style-name="T12">Automate the Boring Stuff with Python</text:span></text:a><text:span text:style-name="T1">, you should be more comfortable with the basics of programming: types &amp; variables, conditions, loops, functions, composite data structures (list and dict.).</text:span></text:p>
      <text:p text:style-name="P1"><text:span text:style-name="T1">Python allows you to do </text:span><text:span text:style-name="T2">Object Oriented Programming</text:span><text:span text:style-name="T1"> as well and that’s something to prepare yourself too. Moreover, you will also discover how to use APIs. Don’t hesitate to use </text:span><text:a xlink:type="simple" xlink:href="https://replit.com/" text:style-name="Standard" text:visited-style-name="Standard"><text:span text:style-name="T12">Replit</text:span></text:a><text:span text:style-name="T1">.</text:span></text:p>
      <text:p text:style-name="P1"><text:span text:style-name="T8">📚</text:span><text:span text:style-name="T1"> Object Oriented Programming in Python 3</text:span></text:p>
      <text:list xml:id="list1856585199" text:style-name="WWNum4">
        <text:list-item>
          <text:p text:style-name="P39"><text:a xlink:type="simple" xlink:href="https://realpython.com/python3-object-oriented-programming/" text:style-name="Standard" text:visited-style-name="Standard"><text:span text:style-name="T11">Introduction</text:span></text:a></text:p>
        </text:list-item>
        <text:list-item>
          <text:p text:style-name="P52"><text:a xlink:type="simple" xlink:href="https://realpython.com/python3-object-oriented-programming/#what-is-object-oriented-programming-in-python" text:style-name="Standard" text:visited-style-name="Standard"><text:span text:style-name="T12">What Is Object-Oriented Programming in Python?</text:span></text:a></text:p>
        </text:list-item>
        <text:list-item>
          <text:p text:style-name="P52"><text:a xlink:type="simple" xlink:href="https://realpython.com/python3-object-oriented-programming/#define-a-class-in-python" text:style-name="Standard" text:visited-style-name="Standard"><text:span text:style-name="T11">Define a Class in Python</text:span></text:a></text:p>
        </text:list-item>
        <text:list-item>
          <text:p text:style-name="P52"><text:a xlink:type="simple" xlink:href="https://realpython.com/python3-object-oriented-programming/#instantiate-an-object-in-python" text:style-name="Standard" text:visited-style-name="Standard"><text:span text:style-name="T11">Instantiate an Object in Python</text:span></text:a></text:p>
        </text:list-item>
        <text:list-item>
          <text:p text:style-name="P52"><text:a xlink:type="simple" xlink:href="https://realpython.com/python3-object-oriented-programming/#inherit-from-other-classes-in-python" text:style-name="Standard" text:visited-style-name="Standard"><text:span text:style-name="T12">Inherit From Other Classes in Python</text:span></text:a></text:p>
        </text:list-item>
        <text:list-item>
          <text:p text:style-name="P13"><text:a xlink:type="simple" xlink:href="https://realpython.com/python3-object-oriented-programming/#conclusion" text:style-name="Standard" text:visited-style-name="Standard"><text:span text:style-name="T11">Conclusion</text:span></text:a></text:p>
        </text:list-item>
      </text:list>
      <text:p text:style-name="P1"><text:span text:style-name="T8">📺</text:span><text:span text:style-name="T5"> OOP lectures</text:span></text:p>
      <text:list xml:id="list3080894780" text:style-name="WWNum5">
        <text:list-item>
          <text:p text:style-name="P40"><text:a xlink:type="simple" xlink:href="https://www.youtube.com/watch?v=g7QWqKj0ch8" text:style-name="Standard" text:visited-style-name="Standard"><text:span text:style-name="T12">CS50 - OOP and AI</text:span></text:a><text:span text:style-name="T1"> (0h58 on Youtube)</text:span></text:p>
        </text:list-item>
        <text:list-item>
          <text:p text:style-name="P14"><text:a xlink:type="simple" xlink:href="https://www.youtube.com/watch?v=JeznW_7DlB0" text:style-name="Standard" text:visited-style-name="Standard"><text:span text:style-name="T12">Python OOP for Beginners</text:span></text:a><text:span text:style-name="T1"> (0h53 on Youtube)</text:span></text:p>
        </text:list-item>
      </text:list>
      <text:p text:style-name="P1"><text:span text:style-name="T8">📝</text:span><text:span text:style-name="T5"> APIs</text:span></text:p>
      <text:list xml:id="list1537592292" text:style-name="WWNum6">
        <text:list-item>
          <text:p text:style-name="P33"><text:a xlink:type="simple" xlink:href="https://www.dataquest.io/course/apis-and-scraping" text:style-name="Standard" text:visited-style-name="Standard"><text:span text:style-name="T12">APIs basics</text:span></text:a><text:span text:style-name="T1"> (only first part - free of charge)</text:span></text:p>
        </text:list-item>
      </text:list>
      <text:h text:style-name="P26" text:outline-level="2">5. Pandas (~3h)</text:h>
      <text:p text:style-name="P1"><text:span text:style-name="T1">After some training on pure Python as a programming language, you can dive into </text:span><text:span text:style-name="T2">Pandas</text:span><text:span text:style-name="T1">:</text:span></text:p>
      <text:list xml:id="list2254136370" text:style-name="WWNum7">
        <text:list-item>
          <text:p text:style-name="P41"><text:span text:style-name="T8">📺</text:span><text:span text:style-name="T1"> </text:span><text:a xlink:type="simple" xlink:href="https://www.youtube.com/watch?v=DBnlU94HeD8" text:style-name="Standard" text:visited-style-name="Standard"><text:span text:style-name="T12">Introduction to Data Analysis</text:span></text:a><text:span text:style-name="T1"> (1h18 on Youtube)</text:span></text:p>
        </text:list-item>
        <text:list-item>
          <text:p text:style-name="P15"><text:span text:style-name="T8">📝</text:span><text:span text:style-name="T1"> Replicate the code by launching a Notebook in your browser with this link: </text:span><text:a xlink:type="simple" xlink:href="https://mybinder.org/v2/gh/lewagon/data-analytics-sprint/master" text:style-name="Standard" text:visited-style-name="Standard"><text:span text:style-name="T12">Launch Binder</text:span></text:a></text:p>
        </text:list-item>
      </text:list>
      <text:h text:style-name="P34" text:outline-level="3"><text:span text:style-name="T10">🍬</text:span><text:span text:style-name="T7"> Treat yourself with some Machine Learning</text:span></text:h>
      <text:list xml:id="list2010534947" text:style-name="WWNum8">
        <text:list-item>
          <text:p text:style-name="P35"><text:span text:style-name="T8">📺</text:span><text:span text:style-name="T1"> Treat yourself by watching a 1-hour </text:span><text:a xlink:type="simple" xlink:href="https://www.youtube.com/watch?v=_kNO-LaGfhA" text:style-name="Standard" text:visited-style-name="Standard"><text:span text:style-name="T12">intro to Machine Learning</text:span></text:a><text:span text:style-name="T1"> by </text:span><text:a xlink:type="simple" xlink:href="https://thoughtbot.com/" text:style-name="Standard" text:visited-style-name="Standard"><text:span text:style-name="T12">thoughbot</text:span></text:a><text:span text:style-name="T1"> (and if you speak French you can also watch this </text:span><text:a xlink:type="simple" xlink:href="https://www.youtube.com/watch?v=ZD5lJGq1rvQ" text:style-name="Standard" text:visited-style-name="Standard"><text:span text:style-name="T12">one</text:span></text:a><text:span text:style-name="T1">)</text:span></text:p>
        </text:list-item>
      </text:list>
      <text:h text:style-name="P26" text:outline-level="2">6. More Coding (~4h)</text:h>
      <text:h text:style-name="P28" text:outline-level="3">More on Python</text:h>
      <text:p text:style-name="P1"><text:span text:style-name="T1">The </text:span><text:a xlink:type="simple" xlink:href="https://docs.python.org/3/tutorial/" text:style-name="Standard" text:visited-style-name="Standard"><text:span text:style-name="T12">Python documentation</text:span></text:a><text:span text:style-name="T1"> is great. </text:span><text:span text:style-name="T5">Here are some good ones:</text:span></text:p>
      <text:list xml:id="list1876852160" text:style-name="WWNum9">
        <text:list-item>
          <text:p text:style-name="P42"><text:soft-page-break/><text:span text:style-name="T16">📚</text:span><text:span text:style-name="T17"> Basic types: </text:span><text:a xlink:type="simple" xlink:href="https://docs.python.org/3/tutorial/introduction.html#numbers" text:style-name="Standard" text:visited-style-name="Standard"><text:span text:style-name="T18">Numbers</text:span></text:a><text:span text:style-name="T17">, </text:span><text:a xlink:type="simple" xlink:href="https://docs.python.org/3/tutorial/introduction.html#strings" text:style-name="Standard" text:visited-style-name="Standard"><text:span text:style-name="T18">Strings</text:span></text:a><text:span text:style-name="T17"> and </text:span><text:a xlink:type="simple" xlink:href="https://docs.python.org/3/tutorial/introduction.html#lists" text:style-name="Standard" text:visited-style-name="Standard"><text:span text:style-name="T18">Lists</text:span></text:a></text:p>
        </text:list-item>
        <text:list-item>
          <text:p text:style-name="P53"><text:span text:style-name="T16">📚</text:span><text:span text:style-name="T17"> </text:span><text:a xlink:type="simple" xlink:href="https://docs.python.org/3/tutorial/controlflow.html" text:style-name="Standard" text:visited-style-name="Standard"><text:span text:style-name="T18">Control flow</text:span></text:a><text:span text:style-name="T17"> (if, for, etc.)</text:span></text:p>
        </text:list-item>
        <text:list-item>
          <text:p text:style-name="P53"><text:span text:style-name="T8">📚</text:span><text:span text:style-name="T5"> </text:span><text:a xlink:type="simple" xlink:href="https://docs.python.org/3/tutorial/datastructures.html#dictionaries" text:style-name="Standard" text:visited-style-name="Standard"><text:span text:style-name="T11">Dictionaries</text:span></text:a><text:span text:style-name="T5"> and </text:span><text:a xlink:type="simple" xlink:href="https://docs.python.org/3/tutorial/datastructures.html#looping-techniques" text:style-name="Standard" text:visited-style-name="Standard"><text:span text:style-name="T11">Looping Techniques</text:span></text:a></text:p>
        </text:list-item>
        <text:list-item>
          <text:p text:style-name="P16"><text:span text:style-name="T8">📚</text:span><text:span text:style-name="T1"> A </text:span><text:a xlink:type="simple" xlink:href="https://docs.python.org/3/tutorial/stdlib.html" text:style-name="Standard" text:visited-style-name="Standard"><text:span text:style-name="T12">brief tour of the Standard Library</text:span></text:a></text:p>
        </text:list-item>
      </text:list>
      <text:h text:style-name="P28" text:outline-level="3">More on Numpy</text:h>
      <text:p text:style-name="P5">Numpy is a powerful addition to python to perform mathematical operations on lists with high computing performance.</text:p>
      <text:list xml:id="list2241506906" text:style-name="WWNum10">
        <text:list-item>
          <text:p text:style-name="P43"><text:span text:style-name="T8">📺</text:span><text:span text:style-name="T1"> Make sure this </text:span><text:a xlink:type="simple" xlink:href="https://www.dataquest.io/blog/numpy-tutorial-python/" text:style-name="Standard" text:visited-style-name="Standard"><text:span text:style-name="T12">30-min tutorial</text:span></text:a><text:span text:style-name="T1"> is clear to you</text:span></text:p>
        </text:list-item>
        <text:list-item>
          <text:p text:style-name="P17"><text:span text:style-name="T8">📚</text:span><text:span text:style-name="T5"> </text:span><text:a xlink:type="simple" xlink:href="https://s3.amazonaws.com/assets.datacamp.com/blog_assets/Numpy_Python_Cheat_Sheet.pdf" text:style-name="Standard" text:visited-style-name="Standard"><text:span text:style-name="T11">Numpy cheat cheet</text:span></text:a></text:p>
        </text:list-item>
      </text:list>
      <text:h text:style-name="P29" text:outline-level="3">More on Pandas<text:tab/></text:h>
      <text:p text:style-name="P5">Pandas is the reference library to manipulate and explore dataframes, and is based on Numpy.</text:p>
      <text:list xml:id="list1782232211" text:style-name="WWNum11">
        <text:list-item>
          <text:p text:style-name="P44"><text:span text:style-name="T8">📚</text:span><text:span text:style-name="T1"> Make sure the </text:span><text:a xlink:type="simple" xlink:href="https://pandas.pydata.org/getting_started.html#videos" text:style-name="Standard" text:visited-style-name="Standard"><text:span text:style-name="T12">official quickstart guide</text:span></text:a><text:span text:style-name="T1"> is clear to you</text:span></text:p>
        </text:list-item>
        <text:list-item>
          <text:p text:style-name="P54"><text:span text:style-name="T8">📚</text:span><text:span text:style-name="T1"> </text:span><text:a xlink:type="simple" xlink:href="https://pandas.pydata.org/Pandas_Cheat_Sheet.pdf" text:style-name="Standard" text:visited-style-name="Standard"><text:span text:style-name="T12">Pandas cheat sheet</text:span></text:a><text:span text:style-name="T1"> handy.</text:span></text:p>
        </text:list-item>
        <text:list-item>
          <text:p text:style-name="P18"><text:span text:style-name="T8">📺</text:span><text:span text:style-name="T1"> (Optional) If you have time, watch this </text:span><text:a xlink:type="simple" xlink:href="https://www.youtube.com/watch?v=r-uOLxNrNk8" text:style-name="Standard" text:visited-style-name="Standard"><text:span text:style-name="T12">4h Youtube course</text:span></text:a><text:span text:style-name="T1"> about Numpy and Pandas. </text:span><text:span text:style-name="T5">You can replicate what you see using </text:span><text:a xlink:type="simple" xlink:href="http://repl.it/" text:style-name="Standard" text:visited-style-name="Standard"><text:span text:style-name="T11">Repl.it</text:span></text:a></text:p>
        </text:list-item>
      </text:list>
      <text:h text:style-name="P27" text:outline-level="2">7. Optional modules</text:h>
      <text:p text:style-name="P6">If there is still time before the beginning of the bootcamp, you can continue your preparation with this section</text:p>
      <text:h text:style-name="P28" text:outline-level="3">Modular Programming</text:h>
      <text:p text:style-name="P1"><text:span text:style-name="T1">Make sure to understand the basic concepts behind modules, packages and imports by reading </text:span><text:a xlink:type="simple" xlink:href="https://realpython.com/python-modules-packages/" text:style-name="Standard" text:visited-style-name="Standard"><text:span text:style-name="T12">this tutorial</text:span></text:a></text:p>
      <text:h text:style-name="P28" text:outline-level="3">DataQuest</text:h>
      <text:p text:style-name="P1"><text:span text:style-name="T1">The DataQuest platform is great for Prep Work, we put it as optional as it’s a </text:span><text:span text:style-name="T2">paying</text:span><text:span text:style-name="T1"> option. If you still have time before the camp and are willing to spend 29$ (for a month, don’t forget to cancel), then here are some courses you can tap into:</text:span></text:p>
      <text:p text:style-name="P1"><text:span text:style-name="T8">👉</text:span><text:span text:style-name="T1"> </text:span><text:a xlink:type="simple" xlink:href="https://www.dataquest.io/course/python-for-data-science-intermediate/" text:style-name="Standard" text:visited-style-name="Standard"><text:span text:style-name="T12">Python for Data science - Intermediate</text:span></text:a></text:p>
      <text:p text:style-name="P1"><text:span text:style-name="T8">👉</text:span><text:span text:style-name="T1"> </text:span><text:a xlink:type="simple" xlink:href="https://www.dataquest.io/course/pandas-fundamentals/" text:style-name="Standard" text:visited-style-name="Standard"><text:span text:style-name="T12">Pandas and Numpy - Fundamentals</text:span></text:a></text:p>
      <text:p text:style-name="P1"><text:span text:style-name="T8">👉</text:span><text:span text:style-name="T1"> </text:span><text:a xlink:type="simple" xlink:href="https://www.dataquest.io/course/python-datacleaning/" text:style-name="Standard" text:visited-style-name="Standard"><text:span text:style-name="T12">Data Cleaning and Analysis</text:span></text:a></text:p>
      <text:p text:style-name="P1"><text:span text:style-name="T8">👉</text:span><text:span text:style-name="T1"> </text:span><text:a xlink:type="simple" xlink:href="https://www.dataquest.io/course/command-line-elements/" text:style-name="Standard" text:visited-style-name="Standard"><text:span text:style-name="T12">Elements of the Command Line</text:span></text:a></text:p>
      <text:p text:style-name="P1"><text:span text:style-name="T8">👉</text:span><text:span text:style-name="T1"> </text:span><text:a xlink:type="simple" xlink:href="https://www.dataquest.io/course/sql-fundamentals/" text:style-name="Standard" text:visited-style-name="Standard"><text:span text:style-name="T12">SQL Fundamentals</text:span></text:a></text:p>
      <text:p text:style-name="P1"><text:span text:style-name="T8">👉</text:span><text:span text:style-name="T1"> </text:span><text:a xlink:type="simple" xlink:href="https://www.dataquest.io/course/sql-joins-relations/" text:style-name="Standard" text:visited-style-name="Standard"><text:span text:style-name="T12">Intermediate SQL for Data Analysis</text:span></text:a></text:p>
      <text:p text:style-name="P1"><text:soft-page-break/><text:span text:style-name="T1">A good </text:span><text:span text:style-name="T3">free</text:span><text:span text:style-name="T1"> alternative to DataQuest are the </text:span><text:a xlink:type="simple" xlink:href="https://www.kaggle.com/learn/overview" text:style-name="Standard" text:visited-style-name="Standard"><text:span text:style-name="T12">Kaggle courses</text:span></text:a><text:span text:style-name="T1"> (Python, Pandas &amp; Plotting)</text:span></text:p>
      <text:p text:style-name="P9"/>
      <text:h text:style-name="P24" text:outline-level="1">Terminal / Git &amp; GitHub</text:h>
      <text:h text:style-name="P26" text:outline-level="2">1. Sign up on GitHub</text:h>
      <text:p text:style-name="P3"><text:span text:style-name="T1">During the bootcamp, you will push your code on a daily basis to GitHub. </text:span><text:span text:style-name="T5">Therefore you need to set up a GitHub account.</text:span></text:p>
      <text:list xml:id="list3388514116" text:style-name="WWNum14">
        <text:list-item>
          <text:p text:style-name="P45"><text:span text:style-name="T16">📝</text:span><text:span text:style-name="T17"> </text:span><text:a xlink:type="simple" xlink:href="https://github.com/join" text:style-name="Standard" text:visited-style-name="Standard"><text:span text:style-name="T18">Sign up</text:span></text:a><text:span text:style-name="T17"> </text:span><text:span text:style-name="T19">to GitHub -</text:span><text:span text:style-name="T17"> use the same email address you used for your application if possible</text:span></text:p>
        </text:list-item>
        <text:list-item>
          <text:p text:style-name="P55"><text:span text:style-name="T16">📺</text:span><text:span text:style-name="T17"> </text:span><text:span text:style-name="T19">[mac users only]</text:span><text:span text:style-name="T17"> watch this </text:span><text:a xlink:type="simple" xlink:href="https://www.youtube.com/watch?v=aKRYQsKR46I" text:style-name="Standard" text:visited-style-name="Standard"><text:span text:style-name="T18">Youtube video</text:span></text:a><text:span text:style-name="T17"> (0h17) first</text:span></text:p>
        </text:list-item>
        <text:list-item>
          <text:p text:style-name="P19"><text:span text:style-name="T16">📺</text:span><text:span text:style-name="T17"> mac/linux/windows ****users watch this </text:span><text:a xlink:type="simple" xlink:href="https://www.youtube.com/watch?v=j6vKLJxAKfw&amp;list=PL-osiE80TeTvGhHkpvfmKWOiIPF8UVy6c" text:style-name="Standard" text:visited-style-name="Standard"><text:span text:style-name="T18">Youtube playlist</text:span></text:a><text:span text:style-name="T17"> (0h08). Try and type those commands on your machine too! The more experienced you are with the terminal, the better.</text:span></text:p>
        </text:list-item>
      </text:list>
      <text:p text:style-name="P3"><text:span text:style-name="T3">If you’re a Windows user </text:span><text:span text:style-name="T9">👉</text:span><text:span text:style-name="T3"> on the setup day we will install a Linux environment on your laptop.</text:span></text:p>
      <text:h text:style-name="P26" text:outline-level="2">2. The Command Line (2h)</text:h>
      <text:p text:style-name="P3"><text:span text:style-name="T1">During the bootcamp, all challenges will be hosted on Github and as a student you will push your code every day with </text:span><text:span text:style-name="T2">git</text:span><text:span text:style-name="T1"> to save your progress</text:span></text:p>
      <text:list xml:id="list1654571522" text:style-name="WWNum15">
        <text:list-item>
          <text:p text:style-name="P46"><text:span text:style-name="T16">📺</text:span><text:span text:style-name="T17"> Watch </text:span><text:a xlink:type="simple" xlink:href="https://www.youtube.com/watch?v=Z9fIBT2NBGY" text:style-name="Standard" text:visited-style-name="Standard"><text:span text:style-name="T18">this tutorial</text:span></text:a><text:span text:style-name="T17"> about the basics of the command line tool git</text:span></text:p>
        </text:list-item>
        <text:list-item>
          <text:p text:style-name="P20"><text:span text:style-name="T16">📝</text:span><text:span text:style-name="T17"> Subscribe to </text:span><text:a xlink:type="simple" xlink:href="https://lab.github.com/githubtraining/introduction-to-github" text:style-name="Standard" text:visited-style-name="Standard"><text:span text:style-name="T18">this short introduction course</text:span></text:a><text:span text:style-name="T17"> (~1h).</text:span></text:p>
        </text:list-item>
      </text:list>
      <text:p text:style-name="P7"><draw:rect text:anchor-type="as-char" style:rel-width="100%" draw:z-index="0" draw:name="Shape1" draw:style-name="gr2" draw:text-style-name="P60" svg:width="6.3004in" svg:height="0.0213in"><text:p/></draw:rect></text:p>
      <text:h text:style-name="P24" text:outline-level="1">Katas</text:h>
      <text:p text:style-name="P3"><text:span text:style-name="T3">This section is useful if you applied early and have more time to prepare before the beginning of the bootcamp</text:span><text:span text:style-name="T1">.</text:span></text:p>
      <text:h text:style-name="P27" text:outline-level="2">CodeWars</text:h>
      <text:p text:style-name="P1"><text:span text:style-name="T17">Use your GitHub account to </text:span><text:a xlink:type="simple" xlink:href="https://www.codewars.com/join?language=python" text:style-name="Standard" text:visited-style-name="Standard"><text:span text:style-name="T18">sign up on Codewars</text:span></text:a><text:span text:style-name="T17"> and start with these ones:</text:span></text:p>
      <text:list xml:id="list2619056788" text:style-name="WWNum16">
        <text:list-item>
          <text:p text:style-name="P47"><text:span text:style-name="T20">[ ] (8kyu) </text:span><text:a xlink:type="simple" xlink:href="https://www.codewars.com/kata/dna-to-rna-conversion/train/python" text:style-name="Standard" text:visited-style-name="Standard"><text:span text:style-name="T21">DNA to RNA Conversion</text:span></text:a></text:p>
        </text:list-item>
        <text:list-item>
          <text:p text:style-name="P56"><text:span text:style-name="T20">[ ] (8kyu) </text:span><text:a xlink:type="simple" xlink:href="https://www.codewars.com/kata/are-you-playing-banjo/train/python" text:style-name="Standard" text:visited-style-name="Standard"><text:span text:style-name="T21">Playing Banjo</text:span></text:a></text:p>
        </text:list-item>
        <text:list-item>
          <text:p text:style-name="P21"><text:span text:style-name="T5">[ ] (7kyu) </text:span><text:a xlink:type="simple" xlink:href="https://www.codewars.com/kata/split-the-bill/train/python" text:style-name="Standard" text:visited-style-name="Standard"><text:span text:style-name="T11">Split the Bill</text:span></text:a></text:p>
        </text:list-item>
      </text:list>
      <text:p text:style-name="P1"><text:span text:style-name="T1">If you have time, do not hesitate to do more katas until Setup day. </text:span><text:span text:style-name="T5">You can go up to challenges of level </text:span><text:span text:style-name="T6">6kyu</text:span><text:span text:style-name="T5">.</text:span></text:p>
      <text:p text:style-name="P7"><draw:rect text:anchor-type="as-char" style:rel-width="100%" draw:z-index="1" draw:name="Shape2" draw:style-name="gr2" draw:text-style-name="P60" svg:width="6.3004in" svg:height="0.0213in"><text:p/></draw:rect></text:p>
      <text:p text:style-name="P8"><text:soft-page-break/><draw:rect text:anchor-type="as-char" draw:z-index="3" draw:name="Shape3" draw:style-name="gr1" draw:text-style-name="P60" svg:width="6.3004in" svg:height="0.0213in"><text:p/></draw:rect></text:p>
      <text:h text:style-name="P25" text:outline-level="1">Maths</text:h>
      <text:p text:style-name="P2"><text:span text:style-name="T1">The goal of this bootcamp is not to dive deep into the Mathematics theory behind Machine Learning and Deep Learning. Still students need a common ground to be able to </text:span><text:a xlink:type="simple" xlink:href="https://scikit-learn.org/stable/modules/linear_model.html" text:style-name="Standard" text:visited-style-name="Standard"><text:span text:style-name="T12">read documentation</text:span></text:a><text:span text:style-name="T1"> where some formulas appear.</text:span></text:p>
      <text:p text:style-name="P2"><text:span text:style-name="T1">Before Setup Day, you should study the following topics, depending on your </text:span><text:span text:style-name="T2">prior</text:span><text:span text:style-name="T1"> knowledge:</text:span></text:p>
      <text:list xml:id="list4294824152" text:style-name="WWNum12">
        <text:list-item>
          <text:p text:style-name="P48"><text:span text:style-name="T8">📺</text:span><text:span text:style-name="T1"> </text:span><text:a xlink:type="simple" xlink:href="https://www.youtube.com/watch?v=WUvTyaaNkzM&amp;list=PLZHQObOWTQDMsr9K-rj53DwVRMYO3t5Yr" text:style-name="Standard" text:visited-style-name="Standard"><text:span text:style-name="T12">The Essence of Calculus</text:span></text:a><text:span text:style-name="T1"> (4h on YouTube)</text:span></text:p>
        </text:list-item>
        <text:list-item>
          <text:p text:style-name="P57"><text:span text:style-name="T8">📺</text:span><text:span text:style-name="T1"> </text:span><text:a xlink:type="simple" xlink:href="https://www.youtube.com/watch?v=fNk_zzaMoSs&amp;list=PLZHQObOWTQDPD3MizzM2xVFitgF8hE_ab" text:style-name="Standard" text:visited-style-name="Standard"><text:span text:style-name="T12">Essence of Linear Algebra</text:span></text:a><text:span text:style-name="T1"> (3h on YouTube)</text:span></text:p>
        </text:list-item>
        <text:list-item>
          <text:p text:style-name="P57"><text:span text:style-name="T8">📚</text:span><text:span text:style-name="T1"> </text:span><text:a xlink:type="simple" xlink:href="https://hadrienj.github.io/posts/Deep-Learning-Book-Series-Introduction/" text:style-name="Standard" text:visited-style-name="Standard"><text:span text:style-name="T12">Getting Starting with Linear Algebra</text:span></text:a><text:span text:style-name="T1"> (long read). If you have never been exposed to Linear Algebra during your Studies, please follow this </text:span><text:a xlink:type="simple" xlink:href="https://www.khanacademy.org/math/linear-algebra" text:style-name="Standard" text:visited-style-name="Standard"><text:span text:style-name="T12">Khan Academy free course</text:span></text:a><text:span text:style-name="T1">.</text:span></text:p>
        </text:list-item>
        <text:list-item>
          <text:p text:style-name="P22"><text:span text:style-name="T8">📺</text:span><text:span text:style-name="T1"> </text:span><text:a xlink:type="simple" xlink:href="https://www.khanacademy.org/math/statistics-probability" text:style-name="Standard" text:visited-style-name="Standard"><text:span text:style-name="T12">Statistics</text:span></text:a><text:span text:style-name="T1"> (12h - just watch videos at 1.5x speed)</text:span></text:p>
        </text:list-item>
      </text:list>
      <text:p text:style-name="P2"><text:span text:style-name="T1">Our teacher </text:span><text:a xlink:type="simple" xlink:href="https://hadrienj.github.io/about/" text:style-name="Standard" text:visited-style-name="Standard"><text:span text:style-name="T12">Hadrien Jean</text:span></text:a><text:span text:style-name="T1"> spent a year writing the perfect book with all the Math you need, it’s called </text:span><text:a xlink:type="simple" xlink:href="https://www.essentialmathfordatascience.com/" text:style-name="Standard" text:visited-style-name="Standard"><text:span text:style-name="T14">Essential Math for Data Science</text:span></text:a><text:span text:style-name="T1">.</text:span></text:p>
      <text:list xml:id="list1456716387" text:style-name="WWNum13">
        <text:list-item>
          <text:p text:style-name="P36"><text:span text:style-name="T8">📕</text:span><text:span text:style-name="T1"> </text:span><text:a xlink:type="simple" xlink:href="https://gumroad.com/l/ZcUPU/" text:style-name="Standard" text:visited-style-name="Standard"><text:span text:style-name="T13">Grab the PDF + private GitHub repo</text:span></text:a><text:span text:style-name="T1"> at a discounted rate with the </text:span><text:span text:style-name="T15">lewagon-prepwork</text:span><text:span text:style-name="T1"> discount code at checkout (don’t forget to set your GitHub account properly in the form! </text:span><text:span text:style-name="T5">If you don’t have one, </text:span><text:a xlink:type="simple" xlink:href="https://github.com/join" text:style-name="Standard" text:visited-style-name="Standard"><text:span text:style-name="T11">sign up</text:span></text:a><text:span text:style-name="T5">!)</text:span></text:p>
        </text:list-item>
      </text:list>
      <text:p text:style-name="P2"><text:span text:style-name="T1">For students comfortable with Mathematics, we will provide some resources like </text:span><text:a xlink:type="simple" xlink:href="https://www.youtube.com/watch?v=_PwhiWxHK8o" text:style-name="Standard" text:visited-style-name="Standard"><text:span text:style-name="T12">this one</text:span></text:a><text:span text:style-name="T1"> if you want to uncover the hard stuff.</text:span></text:p>
      <text:h text:style-name="P59" text:outline-level="1"><draw:rect text:anchor-type="as-char" draw:z-index="2" draw:name="Shape4" draw:style-name="gr1" draw:text-style-name="P60" svg:width="6.3004in" svg:height="0.0213in"><text:p/></draw:rect></text:h>
      <text:h text:style-name="P24" text:outline-level="1">Going Further</text:h>
      <text:p text:style-name="P1"><text:span text:style-name="T1">If you are done with all of that and did some Katas, you can start watching the </text:span><text:a xlink:type="simple" xlink:href="https://www.coursera.org/learn/machine-learning" text:style-name="Standard" text:visited-style-name="Standard"><text:span text:style-name="T12">Machine Learning</text:span></text:a><text:span text:style-name="T1"> famous course of Andrew Ng on Coursera (Stanford). The approach is quite theoretical but will give you a good preview of what we will cover during week 3 and 4.</text:span></text:p>
      <text:p text:style-name="P5">Here are some additional links you might find interesting:</text:p>
      <text:list xml:id="list1242513609" text:style-name="WWNum17">
        <text:list-item>
          <text:p text:style-name="P49"><text:a xlink:type="simple" xlink:href="https://towardsdatascience.com/how-to-explain-the-components-of-machine-learning-projects-to-anyone-whos-ever-cooked-8ce7af4050e1" text:style-name="Standard" text:visited-style-name="Standard"><text:span text:style-name="T12">How to explain the components of ML projects to anyone who’s ever cooked</text:span></text:a></text:p>
        </text:list-item>
        <text:list-item>
          <text:p text:style-name="P58"><text:a xlink:type="simple" xlink:href="https://towardsdatascience.com/when-bayes-ockham-and-shannon-come-together-to-define-machine-learning-96422729a1ad" text:style-name="Standard" text:visited-style-name="Standard"><text:span text:style-name="T12">When Bayes, Ockham and Shannon come together to define Machine Learning</text:span></text:a></text:p>
        </text:list-item>
        <text:list-item>
          <text:p text:style-name="P58"><text:a xlink:type="simple" xlink:href="https://github.com/remicnrd/ml_cheatsheet" text:style-name="Standard" text:visited-style-name="Standard"><text:span text:style-name="T11">The Machine Learning Cheatsheet</text:span></text:a></text:p>
        </text:list-item>
        <text:list-item>
          <text:p text:style-name="P58"><text:a xlink:type="simple" xlink:href="https://towardsdatascience.com/how-it-feels-to-learn-data-science-in-2019-6ee688498029" text:style-name="Standard" text:visited-style-name="Standard"><text:span text:style-name="T12">How it feels to learn Data Science in 2019</text:span></text:a><text:span text:style-name="T1"> (</text:span><text:span text:style-name="T3">satirical</text:span><text:span text:style-name="T1">)</text:span></text:p>
        </text:list-item>
        <text:list-item>
          <text:p text:style-name="P58"><text:a xlink:type="simple" xlink:href="https://towardsdatascience.com/machine-learning-books-you-should-read-in-2020-344b44d9a11e" text:style-name="Standard" text:visited-style-name="Standard"><text:span text:style-name="T12">Machine Learning Books you should read in 2020</text:span></text:a></text:p>
        </text:list-item>
        <text:list-item>
          <text:p text:style-name="P58"><text:a xlink:type="simple" xlink:href="https://thoughtbot.com/blog/neural-nets" text:style-name="Standard" text:visited-style-name="Standard"><text:span text:style-name="T11">Neural Nets</text:span></text:a></text:p>
        </text:list-item>
        <text:list-item>
          <text:p text:style-name="P23"><text:a xlink:type="simple" xlink:href="https://towardsdatascience.com/jupyter-is-the-new-excel-a7a22f2fc13a" text:style-name="Standard" text:visited-style-name="Standard"><text:span text:style-name="T11">Jupyter is the new Excel</text:span></text:a></text:p>
        </text:list-item>
      </text:list>
      <text:p text:style-name="P5">Good luck, and see you on Setup Day!</text:p>
      <text:p text:style-name="P5"/>
      <text:p text:style-name="P31"><text:soft-page-break/>RC car + ML Project</text:p>
      <text:p text:style-name="P31"><text:a xlink:type="simple" xlink:href="https://www.google.com/search?q=youtube+rc+car+machine+learning&amp;client=ubuntu&amp;hs=j1R&amp;channel=fs&amp;ei=XFpAYcj1IISOxc8PiriHgAI&amp;start=20&amp;sa=N&amp;ved=2ahUKEwjIk7qWg_7yAhUER_EDHQrcASA4ChDy0wN6BQgBELoB&amp;biw=1848&amp;bih=939" text:style-name="Internet_20_link" text:visited-style-name="Visited_20_Internet_20_Link">https://www.google.com/search?q=youtube+rc+car+machine+learning&amp;client=ubuntu&amp;hs=j1R&amp;channel=fs&amp;ei=XFpAYcj1IISOxc8PiriHgAI&amp;start=20&amp;sa=N&amp;ved=2ahUKEwjIk7qWg_7yAhUER_EDHQrcASA4ChDy0wN6BQgBELoB&amp;biw=1848&amp;bih=939</text:a></text:p>
      <text:p text:style-name="P31"/>
      <text:p text:style-name="P31"><text:a xlink:type="simple" xlink:href="https://www.youtube.com/watch?v=syphzPxnozA&amp;ab_channel=Murtaza%27sWorkshop-RoboticsandAI" text:style-name="Internet_20_link" text:visited-style-name="Visited_20_Internet_20_Link">https://www.youtube.com/watch?v=syphzPxnozA&amp;ab_channel=Murtaza%27sWorkshop-RoboticsandAI</text:a></text:p>
      <text:p text:style-name="P31"/>
      <text:p text:style-name="P31"><text:a xlink:type="simple" xlink:href="https://www.amazon.com/gp/product/B07YLY143F/ref=as_li_qf_asin_il_tl?ie=UTF8&amp;tag=murtazasworks-20&amp;creative=9325&amp;linkCode=as2&amp;creativeASIN=B07YLY143F&amp;linkId=4920d69dfc7cc373087a1ab0e897f850&amp;th=1" text:style-name="Internet_20_link" text:visited-style-name="Visited_20_Internet_20_Link">https://www.amazon.com/gp/product/B07YLY143F/ref=as_li_qf_asin_il_tl?ie=UTF8&amp;tag=murtazasworks-20&amp;creative=9325&amp;linkCode=as2&amp;creativeASIN=B07YLY143F&amp;linkId=4920d69dfc7cc373087a1ab0e897f850&amp;th=1</text:a></text:p>
      <text:p text:style-name="P31"><text:a xlink:type="simple" xlink:href="https://www.amazon.de/dp/B07YLY143F/ref=cbw_us_de_dp_ags?smid=A3OJWAJQNSBARP&amp;th=1" text:style-name="Internet_20_link" text:visited-style-name="Visited_20_Internet_20_Link">https://www.amazon.de/dp/B07YLY143F/ref=cbw_us_de_dp_ags?smid=A3OJWAJQNSBARP&amp;th=1</text:a></text:p>
      <text:p text:style-name="P31"><text:a xlink:type="simple" xlink:href="https://www.amazon.de/FREENOVE-Raspberry-Tutorials-Solderless-Breadboard/dp/B06W54L7B5/ref=pd_day0_4/258-7325675-3386353?pd_rd_w=C5pVi&amp;pf_rd_p=a4a39702-3e52-471f-bb6a-2dbd6f139cc7&amp;pf_rd_r=YV50F9T2S0KA2V5YYAA9&amp;pd_rd_r=03475d56-d22f-48b8-9efd-bb14a325c289&amp;pd_rd_wg=djAPh&amp;pd_rd_i=B06W54L7B5&amp;psc=1" text:style-name="Internet_20_link" text:visited-style-name="Visited_20_Internet_20_Link">https://www.amazon.de/FREENOVE-Raspberry-Tutorials-Solderless-Breadboard/dp/B06W54L7B5/ref=pd_day0_4/258-7325675-3386353?pd_rd_w=C5pVi&amp;pf_rd_p=a4a39702-3e52-471f-bb6a-2dbd6f139cc7&amp;pf_rd_r=YV50F9T2S0KA2V5YYAA9&amp;pd_rd_r=03475d56-d22f-48b8-9efd-bb14a325c289&amp;pd_rd_wg=djAPh&amp;pd_rd_i=B06W54L7B5&amp;psc=1</text:a></text:p>
      <text:p text:style-name="P31"><text:a xlink:type="simple" xlink:href="https://www.amazon.de/sp?_encoding=UTF8&amp;asin=&amp;isAmazonFulfilled=1&amp;isCBA=&amp;marketplaceID=A1PA6795UKMFR9&amp;orderID=&amp;protocol=current&amp;seller=A3DM8VCGJL5PKR&amp;sshmPath" text:style-name="Internet_20_link" text:visited-style-name="Visited_20_Internet_20_Link">https://www.amazon.de/sp?_encoding=UTF8&amp;asin=&amp;isAmazonFulfilled=1&amp;isCBA=&amp;marketplaceID=A1PA6795UKMFR9&amp;orderID=&amp;protocol=current&amp;seller=A3DM8VCGJL5PKR&amp;sshmPath</text:a>=</text:p>
      <text:p text:style-name="P31"><text:a xlink:type="simple" xlink:href="https://www.amazon.de/s?me=A3DM8VCGJL5PKR&amp;marketplaceID=A1PA6795UKMFR9" text:style-name="Internet_20_link" text:visited-style-name="Visited_20_Internet_20_Link">https://www.amazon.de/s?me=A3DM8VCGJL5PKR&amp;marketplaceID=A1PA6795UKMFR9</text:a></text:p>
      <text:p text:style-name="P31"><text:a xlink:type="simple" xlink:href="https://www.amazon.co.uk/gp/product/B06W54L7B5/?tag=quaforme-21" text:style-name="Internet_20_link" text:visited-style-name="Visited_20_Internet_20_Link">https://www.amazon.co.uk/gp/product/B06W54L7B5/?tag=quaforme-21</text:a></text:p>
      <text:p text:style-name="P31"><text:a xlink:type="simple" xlink:href="https://www.freenove.com/store.html" text:style-name="Internet_20_link" text:visited-style-name="Visited_20_Internet_20_Link">https://www.freenove.com/store.html</text:a></text:p>
      <text:p text:style-name="P31"><text:a xlink:type="simple" xlink:href="https://www.ebay.com/str/freenove" text:style-name="Internet_20_link" text:visited-style-name="Visited_20_Internet_20_Link">https://www.ebay.com/str/freenove</text:a></text:p>
      <text:p text:style-name="P31"/>
      <text:p text:style-name="P31"><text:a xlink:type="simple" xlink:href="https://www.idealo.de/preisvergleich/OffersOfProduct/200772690_-high-quality-camera-raspberry-pi-foundation.html#Datenblatt" text:style-name="Internet_20_link" text:visited-style-name="Visited_20_Internet_20_Link">https://www.idealo.de/preisvergleich/OffersOfProduct/200772690_-high-quality-camera-raspberry-pi-foundation.html#Datenblatt</text:a></text:p>
      <text:p text:style-name="P31"><text:a xlink:type="simple" xlink:href="https://www.idealo.de/preisvergleich/ProductCategory/31123F9031879-10186577-101193196.html" text:style-name="Internet_20_link" text:visited-style-name="Visited_20_Internet_20_Link">https://www.idealo.de/preisvergleich/ProductCategory/31123F9031879-10186577-101193196.html</text:a></text:p>
      <text:p text:style-name="P31"><text:soft-page-break/><text:a xlink:type="simple" xlink:href="https://www.amazon.de/gp/product/B07TC2BK1X?ie=UTF8&amp;linkCode=as2&amp;camp=1634&amp;creative=6738&amp;tag=754-21&amp;creativeASIN=B07TC2BK1X" text:style-name="Internet_20_link" text:visited-style-name="Visited_20_Internet_20_Link">https://www.amazon.de/gp/product/B07TC2BK1X?ie=UTF8&amp;linkCode=as2&amp;camp=1634&amp;creative=6738&amp;tag=754-21&amp;creativeASIN=B07TC2BK1X</text:a></text:p>
      <text:p text:style-name="P31"/>
      <text:p text:style-name="P31"/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roman" style:font-pitch="variable"/>
    <style:font-face style:name="Segoe UI Symbol" svg:font-family="'Segoe UI Symbol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 Symbol1" svg:font-family="'Segoe UI Symbol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de" fo:country="DE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fo:language="en" fo:country="G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24pt" fo:language="de" fo:country="DE" fo:font-weight="bold" style:letter-kerning="true" style:font-name-asian="Times New Roman1" style:font-family-asian="'Times New Roman'" style:font-family-generic-asian="system" style:font-pitch-asian="variable" style:font-size-asian="24pt" style:language-asian="de" style:country-asian="DE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8pt" fo:language="de" fo:country="DE" fo:font-weight="bold" style:font-name-asian="Times New Roman1" style:font-family-asian="'Times New Roman'" style:font-family-generic-asian="system" style:font-pitch-asian="variable" style:font-size-asian="18pt" style:language-asian="de" style:country-asian="DE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3.5pt" fo:language="de" fo:country="DE" fo:font-weight="bold" style:font-name-asian="Times New Roman1" style:font-family-asian="'Times New Roman'" style:font-family-generic-asian="system" style:font-pitch-asian="variable" style:font-size-asian="13.5pt" style:language-asian="de" style:country-asian="DE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fo:language="de" fo:country="DE" style:font-name-asian="Times New Roman1" style:font-family-asian="'Times New Roman'" style:font-family-generic-asian="system" style:font-pitch-asian="variable" style:font-size-asian="12pt" style:language-asian="de" style:country-asian="DE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de" style:country-asian="DE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de" style:country-asian="DE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de" style:country-asian="DE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>
      <style:text-properties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1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4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5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6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7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8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21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3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4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5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6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7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30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1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3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4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5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6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7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39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0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1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3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4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5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6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7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48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9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0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51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5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53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54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55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6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57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58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9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0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61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6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63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64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5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66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67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68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9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0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71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7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73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4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75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76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77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78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9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0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81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82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83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84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85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86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87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88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9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0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9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92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9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94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95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9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97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98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0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10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03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04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05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06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07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08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09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0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111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1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13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14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15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16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17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18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9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120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21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2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23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24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25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26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27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28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129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0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31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3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33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34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35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36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37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138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9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40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41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4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43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44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7874in" fo:margin-left="0.9839in" fo:margin-right="0.983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LUISCSSZ</meta:initial-creator>
    <meta:editing-cycles>8</meta:editing-cycles>
    <meta:creation-date>2021-08-26T07:32:00</meta:creation-date>
    <dc:date>2021-09-17T09:39:29.265216133</dc:date>
    <meta:editing-duration>PT4H24M27S</meta:editing-duration>
    <meta:generator>LibreOffice/6.4.7.2$Linux_X86_64 LibreOffice_project/40$Build-2</meta:generator>
    <meta:document-statistic meta:table-count="0" meta:image-count="0" meta:object-count="0" meta:page-count="7" meta:paragraph-count="132" meta:word-count="1410" meta:character-count="9266" meta:non-whitespace-character-count="802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